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list-style-name="LFO1" style:family="paragraph">
      <style:paragraph-properties fo:text-align="justify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P10" style:parent-style-name="Standard" style:list-style-name="LFO1" style:family="paragraph">
      <style:paragraph-properties fo:text-align="justify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2" style:family="paragraph">
      <style:paragraph-properties fo:text-align="justify"/>
    </style:style>
    <style:style style:name="P16" style:parent-style-name="Standard" style:list-style-name="LFO2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" style:parent-style-name="Standard" style:list-style-name="LFO3" style:family="paragraph">
      <style:paragraph-properties fo:text-align="justify"/>
    </style:style>
    <style:style style:name="P24" style:parent-style-name="Standard" style:list-style-name="LFO3" style:family="paragraph">
      <style:paragraph-properties fo:text-align="justify"/>
    </style:style>
    <style:style style:name="P25" style:parent-style-name="Standard" style:list-style-name="LFO3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text-align="justify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T51" style:parent-style-name="Policepardéfaut" style:family="text">
      <style:text-properties style:font-name="Wingdings" style:font-name-asian="Wingdings" style:font-name-complex="Wingdings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</office:automatic-styles>
  <office:body>
    <office:text text:use-soft-page-breaks="true">
      <text:p text:style-name="P1">Projet Info NxN :</text:p>
      <text:p text:style-name="P2"/>
      <text:p text:style-name="P3">Travail minimal :</text:p>
      <text:list text:style-name="LFO1" text:continue-numbering="true">
        <text:list-item>
          <text:p text:style-name="P4">Afficher l’échiquier : 9x9 car 8x8 cases + lettres et n° pour les coordonnées</text:p>
        </text:list-item>
      </text:list>
      <text:p text:style-name="P5">→ Création en début de partie <text:s text:c="4"/>→ Affichage pendant la partie</text:p>
      <text:list text:style-name="LFO1" text:continue-numbering="true">
        <text:list-item>
          <text:p text:style-name="P6">Créer les Pièces → Structure</text:p>
        </text:list-item>
        <text:list-item>
          <text:p text:style-name="P7"/>
        </text:list-item>
        <text:list-item>
          <text:p text:style-name="P8">Interaction avec le(s) joueur(s) : Demander la case puis l’action</text:p>
        </text:list-item>
        <text:list-item>
          <text:p text:style-name="P9">Vérification si la case de départ contient une pièce</text:p>
        </text:list-item>
        <text:list-item>
          <text:p text:style-name="P10">Vérification des coups légaux</text:p>
        </text:list-item>
        <text:list-item>
          <text:p text:style-name="P11">Gérer les actions → Faire bouger les pièces (= les coups)</text:p>
        </text:list-item>
      </text:list>
      <text:p text:style-name="P12"/>
      <text:p text:style-name="P13"/>
      <text:p text:style-name="P14">Bonus :</text:p>
      <text:list text:style-name="LFO2" text:continue-numbering="true">
        <text:list-item>
          <text:p text:style-name="P15">Énoncer les coups possibles pour la pièce choisie par l’utilisateur</text:p>
        </text:list-item>
        <text:list-item>
          <text:p text:style-name="P16">Calcul des points en fonction de la valeur des pièces mangées (« C’est très très simple » N)</text:p>
        </text:list-item>
      </text:list>
      <text:p text:style-name="P17"/>
      <text:p text:style-name="P18"/>
      <text:p text:style-name="P19">ansi color caracters</text:p>
      <text:p text:style-name="P20"/>
      <text:p text:style-name="P21"/>
      <text:p text:style-name="P22">Questions à poser au prof :</text:p>
      <text:list text:style-name="LFO3" text:continue-numbering="true">
        <text:list-item>
          <text:p text:style-name="P23">Liste chaînée à la place de tableau 2D pour opti les calculs ?</text:p>
        </text:list-item>
        <text:list-item>
          <text:p text:style-name="P24">Tester si le malloc est bon ? (Dans allocation du plateau)</text:p>
        </text:list-item>
        <text:list-item>
          <text:p text:style-name="P25">Sauvegarde / chargement d’une partie ? (kesako)</text:p>
        </text:list-item>
      </text:list>
      <text:p text:style-name="P26"/>
      <text:p text:style-name="P27"><text:span text:style-name="T28">Rapport </text:span>:</text:p>
      <text:p text:style-name="P29">Explication du code : un texte (ou des schémas) pour avoir une<text:s/><text:span text:style-name="T30">vision</text:span><text:s/>d’ensemble du code<text:s/><text:span text:style-name="T31">haut niveau</text:span>, permet de comprendre les fonctions qui sont utilisés avant de lire le code</text:p>
      <text:p text:style-name="P32">peut représenter sous forme arbre de décision</text:p>
      <text:p text:style-name="P33"/>
      <text:p text:style-name="P34"/>
      <text:p text:style-name="P35"><text:span text:style-name="T36">Tâches </text:span>:</text:p>
      <text:p text:style-name="P37">// programme</text:p>
      <text:p text:style-name="P38">// fonction qui ?</text:p>
      <text:p text:style-name="P39">// verification de la possibilite des demandes (fichier c)</text:p>
      <text:p text:style-name="P40">// mouvement vert/horiz</text:p>
      <text:p text:style-name="P41">// mouvement diag</text:p>
      <text:p text:style-name="P42">// mouvement des pieces/prend les pieces si besoin</text:p>
      <text:p text:style-name="P43"/>
      <text:p text:style-name="P44">// fonction rock</text:p>
      <text:p text:style-name="P45">// situation d'echec<text:s/>+3</text:p>
      <text:p text:style-name="P46"/>
      <text:p text:style-name="P47">// timer<text:s/>+2</text:p>
      <text:p text:style-name="P48">// les points des joueurs +1</text:p>
      <text:p text:style-name="P49">// Promotion du pion +2</text:p>
      <text:p text:style-name="P50">// les fonction save (qui permet de revenir en arriere une fois)<text:s/>+3<text:s/><text:span text:style-name="T51"></text:span><text:s/>Sûrement trop compliqué</text:p>
      <text:p text:style-name="P52"/>
      <text:p text:style-name="P53">// realiser 1000 test pour par exemple si il mets é au lieu de 2 que cela ne fasse pas de la dé</text:p>
      <text:p text:style-name="P54"/>
      <text:p text:style-name="P55">// Rajouter les lettres et numéros (Pour Nico)</text:p>
      <text:p text:style-name="P56">// Convertir les coordonnées int en coord echiquier → table ASCI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Noto Serif CJK SC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Noah Eynard</dc:creator>
    <meta:creation-date>2025-01-07T18:50:00Z</meta:creation-date>
    <dc:date>2025-01-14T22:40:00Z</dc:date>
    <meta:template xlink:href="Normal.dotm" xlink:type="simple"/>
    <meta:editing-cycles>11</meta:editing-cycles>
    <meta:editing-duration>PT47520S</meta:editing-duration>
    <meta:document-statistic meta:page-count="1" meta:paragraph-count="3" meta:word-count="254" meta:character-count="1648" meta:row-count="11" meta:non-whitespace-character-count="1397"/>
  </office:meta>
</office:document-meta>
</file>